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_20__28_Rounded_29_" svg:stroke-color="#000000" svg:stroke-linecap="round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29cm" fo:min-width="4.898cm"/>
    </style:style>
    <style:style style:name="gr5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cm" fo:min-width="6.273cm"/>
    </style:style>
    <style:style style:name="gr7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25cm" fo:min-width="9.898cm"/>
    </style:style>
    <style:style style:name="gr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25cm" fo:min-width="4.125cm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25cm" fo:min-width="4.148cm"/>
    </style:style>
    <style:style style:name="gr1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cm" fo:min-width="9.898cm"/>
    </style:style>
    <style:style style:name="gr12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125cm"/>
      <style:paragraph-properties style:writing-mode="lr-tb"/>
    </style:style>
    <style:style style:name="gr1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875cm" fo:min-width="2.125cm"/>
    </style:style>
    <style:style style:name="gr15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1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5cm" fo:min-width="2.125cm"/>
    </style:style>
    <style:style style:name="gr17" style:family="graphic" style:parent-style-name="standard">
      <style:graphic-properties draw:stroke="none" svg:stroke-color="#000000" draw:fill="none" draw:fill-color="#ffffff" fo:min-height="0.3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Ubuntu1" fo:font-size="9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Ubuntu1" fo:font-size="9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Ubuntu1" fo:font-size="9pt"/>
    </style:style>
    <style:style style:name="T1" style:family="text">
      <style:text-properties style:font-name="Ubuntu1" fo:font-size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6cm" svg:y1="15.725cm" svg:x2="29.1cm" svg:y2="15.725cm">
          <text:p/>
        </draw:line>
        <draw:line draw:style-name="gr2" draw:text-style-name="P1" draw:layer="layout" svg:x1="26.31cm" svg:y1="0.705cm" svg:x2="28.85cm" svg:y2="0.705cm">
          <text:p/>
        </draw:line>
        <draw:line draw:style-name="gr2" draw:text-style-name="P1" draw:layer="layout" svg:x1="26.31cm" svg:y1="1.975cm" svg:x2="26.31cm" svg:y2="0.705cm">
          <text:p/>
        </draw:line>
        <draw:line draw:style-name="gr2" draw:text-style-name="P1" draw:layer="layout" svg:x1="26.31cm" svg:y1="1.975cm" svg:x2="28.85cm" svg:y2="1.975cm">
          <text:p/>
        </draw:line>
        <draw:line draw:style-name="gr2" draw:text-style-name="P1" draw:layer="layout" svg:x1="28.85cm" svg:y1="0.705cm" svg:x2="28.85cm" svg:y2="1.975cm">
          <text:p/>
        </draw:line>
        <draw:frame draw:style-name="gr3" draw:text-style-name="P2" draw:layer="layout" svg:width="1.587cm" svg:height="0.645cm" svg:x="3.98cm" svg:y="1.038cm">
          <draw:text-box>
            <text:p><text:span text:style-name="T1">client</text:span></text:p>
          </draw:text-box>
        </draw:frame>
        <draw:custom-shape draw:style-name="gr4" draw:text-style-name="P1" draw:layer="layout" svg:width="5.398cm" svg:height="2.54cm" svg:x="2.202cm" svg:y="0.97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125cm" svg:height="0.75cm" svg:x="3.23cm" svg:y="2.663cm">
          <draw:text-box>
            <text:p><text:span text:style-name="T1">libweston-client</text:span></text:p>
          </draw:text-box>
        </draw:frame>
        <draw:custom-shape draw:style-name="gr6" draw:text-style-name="P1" draw:layer="layout" svg:width="6.773cm" svg:height="3.25cm" svg:x="11.327cm" svg:y="0.97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375cm" svg:height="0.607cm" svg:x="11.225cm" svg:y="2.058cm">
          <draw:text-box>
            <text:p><text:span text:style-name="T1">libweston-server</text:span></text:p>
          </draw:text-box>
        </draw:frame>
        <draw:frame draw:style-name="gr7" draw:text-style-name="P2" draw:layer="layout" svg:width="1.587cm" svg:height="0.607cm" svg:x="13.725cm" svg:y="1.058cm">
          <draw:text-box>
            <text:p><text:span text:style-name="T1">server</text:span></text:p>
          </draw:text-box>
        </draw:frame>
        <draw:frame draw:style-name="gr7" draw:text-style-name="P2" draw:layer="layout" svg:width="3.375cm" svg:height="0.607cm" svg:x="12.6cm" svg:y="3.536cm">
          <draw:text-box>
            <text:p><text:span text:style-name="T1">DRM backend</text:span></text:p>
          </draw:text-box>
        </draw:frame>
        <draw:custom-shape draw:style-name="gr8" draw:text-style-name="P1" draw:layer="layout" svg:width="10.398cm" svg:height="3.5cm" svg:x="1.85cm" svg:y="5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625cm" svg:height="3.5cm" svg:x="12.248cm" svg:y="5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648cm" svg:height="3.5cm" svg:x="16.873cm" svg:y="5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398cm" svg:height="3.5cm" svg:x="11.123cm" svg:y="9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0.398cm" svg:height="1cm" svg:x="11.123cm" svg:y="14.22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625cm" svg:height="0.607cm" svg:x="14.123cm" svg:y="14.35cm">
          <draw:text-box>
            <text:p text:style-name="P3"><text:span text:style-name="T1">libdrm</text:span></text:p>
          </draw:text-box>
        </draw:frame>
        <draw:frame draw:style-name="gr12" draw:text-style-name="P4" draw:layer="layout" svg:width="3.625cm" svg:height="1.039cm" svg:x="14.373cm" svg:y="9.6cm">
          <draw:text-box>
            <text:p text:style-name="P3"><text:span text:style-name="T1">Mesa GPU drivers</text:span></text:p>
            <text:p text:style-name="P3"><text:span text:style-name="T1">(classic/Gallium3D)</text:span></text:p>
          </draw:text-box>
        </draw:frame>
        <draw:frame draw:style-name="gr7" draw:text-style-name="P4" draw:layer="layout" svg:width="2.25cm" svg:height="0.607cm" svg:x="13.623cm" svg:y="6.85cm">
          <draw:text-box>
            <text:p text:style-name="P3"><text:span text:style-name="T1">Mesa GBM</text:span></text:p>
          </draw:text-box>
        </draw:frame>
        <draw:frame draw:style-name="gr7" draw:text-style-name="P4" draw:layer="layout" svg:width="2.25cm" svg:height="0.607cm" svg:x="17.998cm" svg:y="6.455cm">
          <draw:text-box>
            <text:p text:style-name="P3"><text:span text:style-name="T1">Mesa</text:span></text:p>
          </draw:text-box>
        </draw:frame>
        <draw:frame draw:style-name="gr13" draw:text-style-name="P6" draw:layer="layout" svg:width="2.5cm" svg:height="1.375cm" svg:x="17.873cm" svg:y="7.1cm">
          <draw:text-box>
            <text:p text:style-name="P5"><text:span text:style-name="T1">OpenGL API</text:span></text:p>
            <text:p text:style-name="P5"><text:span text:style-name="T1">GL ES 1 API</text:span></text:p>
            <text:p text:style-name="P5"><text:span text:style-name="T1">GL ES 2 API</text:span></text:p>
          </draw:text-box>
        </draw:frame>
        <draw:frame draw:style-name="gr7" draw:text-style-name="P4" draw:layer="layout" svg:width="2.25cm" svg:height="0.607cm" svg:x="9.623cm" svg:y="5.85cm">
          <draw:text-box>
            <text:p text:style-name="P3"><text:span text:style-name="T1">Mesa EGL</text:span></text:p>
          </draw:text-box>
        </draw:frame>
        <draw:custom-shape draw:style-name="gr14" draw:text-style-name="P1" draw:layer="layout" svg:width="2.625cm" svg:height="1.125cm" svg:x="8.248cm" svg:y="7.975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2.875cm" svg:height="0.963cm" svg:x="8.123cm" svg:y="8.1cm">
          <draw:text-box>
            <text:p text:style-name="P3"><text:span text:style-name="T1">EGL DRM (GBM)</text:span></text:p>
            <text:p text:style-name="P3"><text:span text:style-name="T1">platform</text:span></text:p>
          </draw:text-box>
        </draw:frame>
        <draw:custom-shape draw:style-name="gr14" draw:text-style-name="P1" draw:layer="layout" svg:width="2.625cm" svg:height="1.125cm" svg:x="5.123cm" svg:y="7.975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2.875cm" svg:height="0.963cm" svg:x="4.998cm" svg:y="8.1cm">
          <draw:text-box>
            <text:p text:style-name="P3"><text:span text:style-name="T1">EGL Wayland</text:span></text:p>
            <text:p text:style-name="P3"><text:span text:style-name="T1">platform</text:span></text:p>
          </draw:text-box>
        </draw:frame>
        <draw:custom-shape draw:style-name="gr10" draw:text-style-name="P1" draw:layer="layout" svg:width="4.648cm" svg:height="3.5cm" svg:x="22.475cm" svg:y="5.6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2.625cm" svg:height="0.963cm" svg:x="23.498cm" svg:y="6.762cm">
          <draw:text-box>
            <text:p text:style-name="P3"><text:span text:style-name="T1">proprietary GPU drivers</text:span></text:p>
          </draw:text-box>
        </draw:frame>
        <draw:frame draw:style-name="gr15" draw:text-style-name="P4" draw:layer="layout" svg:width="2.625cm" svg:height="0.963cm" svg:x="23.475cm" svg:y="15.975cm">
          <draw:text-box>
            <text:p text:style-name="P3"><text:span text:style-name="T1">proprietary</text:span></text:p>
            <text:p text:style-name="P3"><text:span text:style-name="T1">blob</text:span></text:p>
          </draw:text-box>
        </draw:frame>
        <draw:custom-shape draw:style-name="gr16" draw:text-style-name="P1" draw:layer="layout" svg:width="2.625cm" svg:height="1cm" svg:x="23.475cm" svg:y="15.975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1.375cm" svg:height="0.625cm" svg:x="14.225cm" svg:y="16.225cm">
          <draw:text-box>
            <text:p text:style-name="P3"><text:span text:style-name="T1">DRM</text:span></text:p>
          </draw:text-box>
        </draw:frame>
        <draw:custom-shape draw:style-name="gr16" draw:text-style-name="P1" draw:layer="layout" svg:width="2.625cm" svg:height="1cm" svg:x="13.6cm" svg:y="16.1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1.375cm" svg:height="0.625cm" svg:x="8.225cm" svg:y="16.225cm">
          <draw:text-box>
            <text:p text:style-name="P3"><text:span text:style-name="T1">KMS</text:span></text:p>
          </draw:text-box>
        </draw:frame>
        <draw:custom-shape draw:style-name="gr16" draw:text-style-name="P1" draw:layer="layout" svg:width="2.625cm" svg:height="1cm" svg:x="7.6cm" svg:y="16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FreeSerif" fo:font-size="24pt" fo:language="en" fo:country="US" style:font-name-asian="Cantarell" style:font-size-asian="24pt" style:language-asian="zh" style:country-asian="CN" style:font-name-complex="Free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cm" fo:margin-bottom="0.6cm" fo:margin-left="0.6cm" fo:margin-right="0.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21:31:05.313399700</meta:creation-date>
    <meta:generator>LibreOffice/7.5.9.2$Linux_X86_64 LibreOffice_project/50$Build-2</meta:generator>
    <dc:date>2024-04-21T11:50:51.083857937</dc:date>
    <meta:editing-duration>PT5H14M55S</meta:editing-duration>
    <meta:editing-cycles>32</meta:editing-cycles>
    <meta:print-date>2024-04-21T11:26:50.523766499</meta:print-date>
    <meta:document-statistic meta:object-count="35"/>
  </office:meta>
</office:document-meta>
</file>